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0.87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1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iv id=js-bukkenLis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ul class=l-cassetteitem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i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div class=cassetteitem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div class=cassetteitem-detail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div class=cassetteitem-detail-object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iv class=cassetteitem_object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div class=cassetteitem_object-item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img class=… rel=… src=…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div class=cassetteitem-detail-body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div class=cassetteitem_content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office:value-type="string" calcext:value-type="string">
            <text:p>div class=cassetteitem_content-label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office:value-type="string" calcext:value-type="string">
            <text:p>span class=”ui-pct ui-pct—util” </text:p>
          </table:table-cell>
          <table:table-cell table:number-columns-repeated="6"/>
          <table:table-cell office:value-type="string" calcext:value-type="string">
            <text:p>賃貸マンション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iv class=cassetteitem_content-title</text:p>
          </table:table-cell>
          <table:table-cell table:number-columns-repeated="7"/>
          <table:table-cell table:style-name="ce1" office:value-type="string" calcext:value-type="string">
            <text:p>マンション名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iv class=cassetteitem_content-body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ul class=cassetteitem_detail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  <table:table-cell office:value-type="string" calcext:value-type="string">
            <text:p>li class=cassetteitem_detail-col1</text:p>
          </table:table-cell>
          <table:table-cell table:number-columns-repeated="5"/>
          <table:table-cell office:value-type="string" calcext:value-type="string">
            <text:p>住所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li class=cassetteitem_detail-col2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div class=casstteitem_detail-text</text:p>
          </table:table-cell>
          <table:table-cell table:number-columns-repeated="4"/>
          <table:table-cell office:value-type="string" calcext:value-type="string">
            <text:p>駅徒歩分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div class=casstteitem_detail-text</text:p>
          </table:table-cell>
          <table:table-cell table:number-columns-repeated="4"/>
          <table:table-cell office:value-type="string" calcext:value-type="string">
            <text:p>駅徒歩分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div class=casstteitem_detail-text</text:p>
          </table:table-cell>
          <table:table-cell table:number-columns-repeated="4"/>
          <table:table-cell office:value-type="string" calcext:value-type="string">
            <text:p>駅徒歩分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li class=cassetteitem_detail-col3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div</text:p>
          </table:table-cell>
          <table:table-cell table:number-columns-repeated="4"/>
          <table:table-cell office:value-type="string" calcext:value-type="string">
            <text:p>築年数</text:p>
          </table:table-cell>
        </table:table-row>
        <table:table-row table:style-name="ro2">
          <table:table-cell table:number-columns-repeated="10"/>
          <table:table-cell office:value-type="string" calcext:value-type="string">
            <text:p>div</text:p>
          </table:table-cell>
          <table:table-cell table:number-columns-repeated="4"/>
          <table:table-cell office:value-type="string" calcext:value-type="string">
            <text:p>N階建て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iv class=cassetteitem_content-note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div class=cassetteitem_transfer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dt class=cassetteitem_transfer-title</text:p>
          </table:table-cell>
          <table:table-cell table:number-columns-repeated="5"/>
          <table:table-cell office:value-type="string" calcext:value-type="string">
            <text:p>タイトル「目的地までの・・・」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d class=cassetteitem_transfer-body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ul class=cassetteitem_transfer-list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 calcext:value-type="string">
            <text:p>li </text:p>
          </table:table-cell>
          <table:table-cell table:number-columns-repeated="3"/>
          <table:table-cell office:value-type="string" calcext:value-type="string">
            <text:p>神谷町駅（２０分・１回）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li </text:p>
          </table:table-cell>
          <table:table-cell table:number-columns-repeated="3"/>
          <table:table-cell office:value-type="string" calcext:value-type="string">
            <text:p>六本木一丁目駅（３０分・２回）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v class=cassetteitem-item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table class=cassetteitem_other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head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tr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th class=cassetteitem_other-col01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th class=cassetteitem_other-col02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th class=cassetteitem_other-col03</text:p>
          </table:table-cell>
          <table:table-cell table:number-columns-repeated="6"/>
          <table:table-cell office:value-type="string" calcext:value-type="string">
            <text:p>「階」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th class=cassetteitem_other-col04</text:p>
          </table:table-cell>
          <table:table-cell table:number-columns-repeated="6"/>
          <table:table-cell office:value-type="string" calcext:value-type="string">
            <text:p>「賃料/管理費」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th class=cassetteitem_other-col05</text:p>
          </table:table-cell>
          <table:table-cell table:number-columns-repeated="6"/>
          <table:table-cell office:value-type="string" calcext:value-type="string">
            <text:p>「敷金/礼金」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th class=cassetteitem_other-col06</text:p>
          </table:table-cell>
          <table:table-cell table:number-columns-repeated="6"/>
          <table:table-cell office:value-type="string" calcext:value-type="string">
            <text:p>「間取り/専有面積」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h class=cassetteitem_other-col07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th class=cassetteitem_other-col08</text:p>
          </table:table-cell>
          <table:table-cell table:number-columns-repeated="6"/>
          <table:table-cell office:value-type="string" calcext:value-type="string">
            <text:p>「お気に入り」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h class=cassetteitem_other-col09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tbody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tr class=js-cassette_link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td class=”……”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input <text:s/>…</text:p>
          </table:table-cell>
          <table:table-cell table:number-columns-repeated="5"/>
          <table:table-cell office:value-type="string" calcext:value-type="string">
            <text:p>event listener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label ...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td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div class=…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img class=… src=…</text:p>
          </table:table-cell>
          <table:table-cell table:number-columns-repeated="4"/>
          <table:table-cell office:value-type="string" calcext:value-type="string">
            <text:p>間取り図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pan …</text:p>
          </table:table-cell>
          <table:table-cell table:number-columns-repeated="4"/>
          <table:table-cell office:value-type="string" calcext:value-type="string">
            <text:p>虫眼鏡アイコン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d</text:p>
          </table:table-cell>
          <table:table-cell table:number-columns-repeated="6"/>
          <table:table-cell office:value-type="string" calcext:value-type="string">
            <text:p>floor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d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ul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li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 calcext:value-type="string">
            <text:p>span class=…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span class=…</text:p>
          </table:table-cell>
          <table:table-cell table:number-columns-repeated="2"/>
          <table:table-cell office:value-type="string" calcext:value-type="string">
            <text:p>賃料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li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 calcext:value-type="string">
            <text:p>span class=…</text:p>
          </table:table-cell>
          <table:table-cell table:number-columns-repeated="3"/>
          <table:table-cell office:value-type="string" calcext:value-type="string">
            <text:p>管理費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d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ul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li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 calcext:value-type="string">
            <text:p>span class=…</text:p>
          </table:table-cell>
          <table:table-cell table:number-columns-repeated="3"/>
          <table:table-cell office:value-type="string" calcext:value-type="string">
            <text:p>敷金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li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 calcext:value-type="string">
            <text:p>span class=…</text:p>
          </table:table-cell>
          <table:table-cell table:number-columns-repeated="3"/>
          <table:table-cell office:value-type="string" calcext:value-type="string">
            <text:p>礼金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d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ul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li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 calcext:value-type="string">
            <text:p>span class=…</text:p>
          </table:table-cell>
          <table:table-cell table:number-columns-repeated="3"/>
          <table:table-cell office:value-type="string" calcext:value-type="string">
            <text:p>間取り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li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 calcext:value-type="string">
            <text:p>span class=…</text:p>
          </table:table-cell>
          <table:table-cell table:number-columns-repeated="3"/>
          <table:table-cell office:value-type="string" calcext:value-type="string">
            <text:p>面積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d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ul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li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 calcext:value-type="string">
            <text:p>span class=…</text:p>
          </table:table-cell>
          <table:table-cell table:number-columns-repeated="3"/>
          <table:table-cell office:value-type="string" calcext:value-type="string">
            <text:p>動画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d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…</text:p>
          </table:table-cell>
          <table:table-cell table:number-columns-repeated="5"/>
          <table:table-cell office:value-type="string" calcext:value-type="string">
            <text:p>追加ボタン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d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…</text:p>
          </table:table-cell>
          <table:table-cell table:number-columns-repeated="5"/>
          <table:table-cell office:value-type="string" calcext:value-type="string">
            <text:p>リンク「詳細を見る」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22:57:44.897963148</meta:creation-date>
    <dc:date>2020-12-15T23:50:01.730937047</dc:date>
    <meta:editing-duration>PT17M35S</meta:editing-duration>
    <meta:editing-cycles>2</meta:editing-cycles>
    <meta:generator>LibreOffice/6.4.6.2$Linux_X86_64 LibreOffice_project/40$Build-2</meta:generator>
    <meta:document-statistic meta:table-count="1" meta:cell-count="114" meta:object-count="0"/>
  </office:meta>
</office:document-meta>
</file>